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81pt"/>
    </style:style>
    <style:style style:name="co2" style:family="table-column">
      <style:table-column-properties fo:break-before="auto" style:column-width="295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vertical-align="top"/>
    </style:style>
    <style:style style:name="ce5" style:family="table-cell" style:parent-style-name="Default">
      <style:table-cell-properties fo:border="0.06pt solid #000000" style:vertical-align="top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table:style-name="ce3" office:value-type="string" calcext:value-type="string" table:number-columns-spanned="2" table:number-rows-spanned="1">
            <text:p>Ομάδα Ρομποτικής 2ου Γυμνασίου Χανίων</text:p>
          </table:table-cell>
          <table:covered-table-cell table:style-name="ce6"/>
        </table:table-row>
        <table:table-row table:style-name="ro2">
          <table:table-cell/>
          <table:table-cell table:style-name="ce7" office:value-type="string" calcext:value-type="string">
            <text:p>Ιδέες για την κατασκευή πρωτότυπου ρομπότ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Μετατροπή νοηματικής γλώσσας σε φωνή-ήχο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Ρομπότ προσωπική νοσοκόμα</text:p>
          </table:table-cell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Ταΐστρα ποτίστρα για τα αδέσποτα</text:p>
          </table:table-cell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Επιλογή, παραγγελία και διανομή φαγητού</text:p>
          </table:table-cell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Επιλογή, παραγγελία επίπλων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Γεωπονία</text:p>
          </table:table-cell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Ψυχο-bot, ρομπότ ψυχολογικής υποστήριξης</text:p>
          </table:table-cell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Επιλογή ρουχισμού ανάλογα με τη θερμοκρασία </text:p>
          </table:table-cell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Επιλογή τροφίμων ανάλογα με την άσκησή του χρήστη, την ηλικία του, το βάρος του και την εποχή</text:p>
          </table:table-cell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Σκούπα για τα σκουπίδια και τις ακαθαρσίες των σκύλων στα πεζοδρόμια.</text:p>
          </table:table-cell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8" office:value-type="string" calcext:value-type="string">
            <text:p>Ηχητικός βοηθός για άτομα που πάσχουν από κακή ή μηδενική ορατότητα.</text:p>
          </table:table-cell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8" office:value-type="string" calcext:value-type="string">
            <text:p>Συλλογή σκουπιδιών από το περιβάλλον</text:p>
          </table:table-cell>
        </table:table-row>
        <table:table-row table:style-name="ro2" table:number-rows-repeated="104856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11:51:03.191565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0T18:41:55.474182717</meta:creation-date>
    <dc:date>2021-04-08T12:01:01.992478460</dc:date>
    <meta:editing-duration>PT24M59S</meta:editing-duration>
    <meta:editing-cycles>16</meta:editing-cycles>
    <meta:generator>LibreOffice/6.0.7.3$Linux_X86_64 LibreOffice_project/00m0$Build-3</meta:generator>
    <meta:document-statistic meta:table-count="1" meta:cell-count="26" meta:object-count="0"/>
  </office:meta>
</office:document-meta>
</file>